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5F855B16820EB2B7F9B.png" manifest:media-type="image/png"/>
  <manifest:file-entry manifest:full-path="Pictures/10000201000004B0000010532D7DB0624DAA9062.png" manifest:media-type="image/png"/>
  <manifest:file-entry manifest:full-path="Pictures/1000020100000190000000D9F32C8D60A87E51EF.png" manifest:media-type="image/png"/>
  <manifest:file-entry manifest:full-path="Pictures/10000201000004B000000DF87D7112B86B0910B6.png" manifest:media-type="image/png"/>
  <manifest:file-entry manifest:full-path="Pictures/1000020100000CBE000003F24FEE0829328D5CC2.png" manifest:media-type="image/png"/>
  <manifest:file-entry manifest:full-path="Pictures/10000201000004B000000D40CBFC2B157BCF6820.png" manifest:media-type="image/png"/>
  <manifest:file-entry manifest:full-path="Pictures/10000201000004B0000010FBE1DBE3582FBF15E5.png" manifest:media-type="image/png"/>
  <manifest:file-entry manifest:full-path="Pictures/10000201000004B0000009D04CFB5F2459ADBD5C.png" manifest:media-type="image/png"/>
  <manifest:file-entry manifest:full-path="Pictures/10000201000004B00000098944CE2A5FF08B5086.png" manifest:media-type="image/png"/>
  <manifest:file-entry manifest:full-path="Pictures/10000201000004B0000005062C83D68D8F8995FA.png" manifest:media-type="image/png"/>
  <manifest:file-entry manifest:full-path="Pictures/10000201000004B00000049905843A076F1FF5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等线2" svg:font-family="等线"/>
    <style:font-face style:name="字魂58号-创中黑1" svg:font-family="字魂58号-创中黑" style:font-family-generic="modern"/>
    <style:font-face style:name="字魂59号-创粗黑1" svg:font-family="字魂59号-创粗黑" style:font-family-generic="modern"/>
    <style:font-face style:name="Aldrich" svg:font-family="Aldrich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Zilla Slab Highlight" svg:font-family="'Zilla Slab Highlight'" style:font-pitch="variable"/>
    <style:font-face style:name="字魂58号-创中黑" svg:font-family="字魂58号-创中黑" style:font-pitch="variable"/>
    <style:font-face style:name="字魂59号-创粗黑" svg:font-family="字魂59号-创粗黑" style:font-pitch="variable"/>
    <style:font-face style:name="等线1" svg:font-family="等线" style:font-pitch="variable"/>
    <style:font-face style:name="字魂58号-创中黑2" svg:font-family="字魂58号-创中黑" style:font-family-generic="modern" style:font-pitch="variable"/>
    <style:font-face style:name="字魂59号-创粗黑2" svg:font-family="字魂59号-创粗黑" style:font-family-generic="modern" style:font-pitch="variable"/>
    <style:font-face style:name="微軟正黑體2" svg:font-family="微軟正黑體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family-generic="roman" style:font-pitch="variable"/>
    <style:font-face style:name="等线" svg:font-family="等线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 Light" svg:font-family="'Open Sans Light'" style:font-family-generic="swiss" style:font-pitch="variable"/>
    <style:font-face style:name="Segoe UI Light" svg:font-family="'Segoe UI Light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ecaf3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efee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background-visible="true" presentation:background-objects-visible="true" draw:fill="solid" draw:fill-color="#cd572f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cd572f" draw:textarea-vertical-align="middle" draw:auto-grow-height="false" draw:fit-to-size="false" style:shrink-to-fit="false" fo:min-height="6.917cm" fo:min-width="18.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8.251cm" fo:min-width="21.484cm" fo:padding-top="0.125cm" fo:padding-bottom="0.125cm" fo:padding-left="0.25cm" fo:padding-right="0.25cm" fo:wrap-option="wrap" draw:shadow="visible" draw:shadow-offset-x="0.374cm" draw:shadow-offset-y="0.374cm" draw:shadow-color="#000000" draw:shadow-opacity="38%" loext:shadow-blur="0.882cm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1cm" fo:padding-right="0.191cm" fo:wrap-option="wrap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ffffd7" draw:opacity="80%" draw:textarea-horizontal-align="justify" draw:textarea-vertical-align="middle" draw:auto-grow-height="false" fo:min-height="14.25cm" fo:min-width="30.5cm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3.73cm" fo:min-width="18.0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.687cm"/>
      <style:paragraph-properties style:writing-mode="lr-tb"/>
    </style:style>
    <style:style style:name="gr11" style:family="graphic" style:parent-style-name="standard">
      <style:graphic-properties draw:stroke="none" draw:fill="none" fo:min-height="1.127cm"/>
      <style:paragraph-properties style:writing-mode="lr-tb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6.812cm" fo:min-width="1.3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fo:min-height="6.25cm"/>
      <style:paragraph-properties style:writing-mode="lr-tb"/>
    </style:style>
    <style:style style:name="gr14" style:family="graphic" style:parent-style-name="standard">
      <style:graphic-properties draw:stroke="none" draw:fill-color="#ecaf3a" draw:textarea-horizontal-align="justify" draw:textarea-vertical-align="middle" draw:auto-grow-height="false" fo:min-height="2.226cm" fo:min-width="1.976cm"/>
    </style:style>
    <style:style style:name="gr15" style:family="graphic" style:parent-style-name="standard">
      <style:graphic-properties draw:stroke="none" draw:fill-color="#119999" draw:textarea-horizontal-align="justify" draw:textarea-vertical-align="middle" draw:auto-grow-height="false" fo:min-height="2.226cm" fo:min-width="1.976cm"/>
    </style:style>
    <style:style style:name="gr16" style:family="graphic" style:parent-style-name="standard">
      <style:graphic-properties draw:stroke="none" draw:fill-color="#cd5730" draw:textarea-horizontal-align="justify" draw:textarea-vertical-align="middle" draw:auto-grow-height="false" fo:min-height="2.226cm" fo:min-width="1.976cm"/>
    </style:style>
    <style:style style:name="gr17" style:family="graphic" style:parent-style-name="standard">
      <style:graphic-properties draw:stroke="none" draw:fill="none" fo:min-height="1.25cm"/>
      <style:paragraph-properties style:writing-mode="lr-tb"/>
    </style:style>
    <style:style style:name="gr18" style:family="graphic" style:parent-style-name="standard">
      <style:graphic-properties draw:stroke="none" draw:fill="none" fo:min-height="0.75cm"/>
      <style:paragraph-properties style:writing-mode="lr-tb"/>
    </style:style>
    <style:style style:name="gr19" style:family="graphic" style:parent-style-name="standard">
      <style:graphic-properties draw:stroke="none" draw:fill-color="#f9ded5" draw:textarea-horizontal-align="justify" draw:textarea-vertical-align="middle" draw:auto-grow-height="false" fo:min-height="2.226cm" fo:min-width="1.976cm"/>
    </style:style>
    <style:style style:name="gr20" style:family="graphic" style:parent-style-name="standard">
      <style:graphic-properties draw:stroke="none" draw:fill="none" fo:min-height="2.0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7cm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704cm" fo:min-width="3.21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3.195cm" fo:min-width="17.061cm" fo:padding-top="0.125cm" fo:padding-bottom="0.125cm" fo:padding-left="0.25cm" fo:padding-right="0.25cm" fo:wrap-option="wrap"/>
    </style:style>
    <style:style style:name="gr2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2.851cm" fo:min-width="18.001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textarea-vertical-align="top" fo:min-height="9.75cm"/>
      <style:paragraph-properties style:writing-mode="lr-tb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ecaf3a" draw:textarea-vertical-align="middle" draw:auto-grow-height="false" draw:fit-to-size="false" style:shrink-to-fit="false" fo:min-height="6.579cm" fo:min-width="20.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119999" draw:textarea-vertical-align="middle" draw:auto-grow-height="false" draw:fit-to-size="false" style:shrink-to-fit="false" fo:min-height="9.299cm" fo:min-width="13.17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119999" draw:textarea-vertical-align="middle" draw:auto-grow-height="false" draw:fit-to-size="false" style:shrink-to-fit="false" fo:min-height="8.793cm" fo:min-width="13.21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8.81cm" fo:min-width="20.984cm" fo:padding-top="0.125cm" fo:padding-bottom="0.125cm" fo:padding-left="0.25cm" fo:padding-right="0.25cm" fo:wrap-option="wrap" draw:shadow="visible" draw:shadow-offset-x="0.374cm" draw:shadow-offset-y="0.374cm" draw:shadow-color="#000000" draw:shadow-opacity="38%" loext:shadow-blur="0.882cm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空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空白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預設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預設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cd572f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ource Serif Pro Black"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style:font-name="Source Serif Pro Black"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微軟正黑體1" fo:font-size="18pt" style:font-name-asian="微軟正黑體1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微軟正黑體1" fo:font-size="18pt" style:font-name-asian="微軟正黑體1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-color="#ffffd7" draw:opacity="80%"/>
      <style:paragraph-properties fo:text-align="center" style:writing-mode="lr-tb"/>
    </style:style>
    <style:style style:name="P13" style:family="paragraph">
      <loext:graphic-properties draw:fill="solid" draw:fill-color="#ecaf3a"/>
      <style:paragraph-properties fo:text-align="center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ource Serif Pro Black" fo:font-size="2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Source Serif Pro Black" fo:font-size="28pt" fo:hyphenate="false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20pt" style:font-style-asian="normal" style:font-weight-asian="normal" style:font-style-complex="normal" style:font-weight-complex="normal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1" style:family="paragraph">
      <loext:graphic-properties draw:fill-color="#ecaf3a"/>
      <style:paragraph-properties fo:text-align="center"/>
    </style:style>
    <style:style style:name="P22" style:family="paragraph">
      <loext:graphic-properties draw:fill-color="#119999"/>
      <style:paragraph-properties fo:text-align="center"/>
    </style:style>
    <style:style style:name="P23" style:family="paragraph">
      <loext:graphic-properties draw:fill-color="#cd5730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f9ded5"/>
      <style:paragraph-properties fo:text-align="center"/>
    </style:style>
    <style:style style:name="P27" style:family="paragraph">
      <style:text-properties style:font-name="Aldrich" fo:font-size="50pt" style:font-size-asian="50pt" style:font-size-complex="50pt"/>
    </style:style>
    <style:style style:name="P28" style:family="paragraph">
      <loext:graphic-properties draw:fill="none" draw:fill-color="#ffffff"/>
      <style:paragraph-properties style:writing-mode="lr-tb"/>
      <style:text-properties style:font-name="Aldrich" fo:font-size="50pt" style:font-size-asian="50pt" style:font-size-complex="50pt"/>
    </style:style>
    <style:style style:name="P29" style:family="paragraph">
      <style:text-properties style:font-name="Lato" fo:font-size="50pt" style:font-size-asian="54pt" style:font-size-complex="54pt"/>
    </style:style>
    <style:style style:name="P30" style:family="paragraph">
      <loext:graphic-properties draw:fill="none" draw:fill-color="#ffffff"/>
      <style:paragraph-properties style:writing-mode="lr-tb"/>
      <style:text-properties style:font-name="Lato" fo:font-size="50pt" style:font-size-asian="54pt" style:font-size-complex="54pt"/>
    </style:style>
    <style:style style:name="P31" style:family="paragraph">
      <style:text-properties style:font-name="Zilla Slab Highlight" fo:font-size="50pt" style:font-size-asian="50pt" style:font-size-complex="50pt"/>
    </style:style>
    <style:style style:name="P32" style:family="paragraph">
      <loext:graphic-properties draw:fill="none" draw:fill-color="#ffffff"/>
      <style:paragraph-properties style:writing-mode="lr-tb"/>
      <style:text-properties style:font-name="Zilla Slab Highlight" fo:font-size="50pt" style:font-size-asian="50pt" style:font-size-complex="50pt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text-properties fo:font-weight="bold" fo:background-color="#ecaf3a" style:font-weight-asian="bold" style:font-weight-complex="bold"/>
    </style:style>
    <style:style style:name="P36" style:family="paragraph">
      <loext:graphic-properties draw:fill="none" draw:fill-color="#ffffff"/>
      <style:text-properties fo:font-weight="bold" fo:background-color="#ecaf3a" style:font-weight-asian="bold" style:font-weight-complex="bold"/>
    </style:style>
    <style:style style:name="P37" style:family="paragraph">
      <style:paragraph-properties fo:text-align="start"/>
      <style:text-properties fo:hyphenate="false" loext:hyphenation-no-caps="false"/>
    </style:style>
    <style:style style:name="P38" style:family="paragraph">
      <loext:graphic-properties draw:fill="none"/>
      <style:paragraph-properties fo:text-align="start" style:writing-mode="lr-tb"/>
      <style:text-properties fo:font-size="24pt" style:font-size-asian="24pt" style:font-size-complex="24pt" fo:hyphenate="false" loext:hyphenation-no-caps="false"/>
    </style:style>
    <style:style style:name="P39" style:family="paragraph">
      <loext:graphic-properties draw:fill="solid" draw:fill-color="#119999"/>
      <style:paragraph-properties fo:text-align="center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171919" loext:opacity="100%" style:text-line-through-style="none" style:text-line-through-type="none" style:text-position="0% 100%" style:font-name="Source Serif Pro Black" fo:font-size="75pt" fo:letter-spacing="normal" fo:font-style="normal" style:text-underline-style="none" fo:font-weight="normal" fo:background-color="transparent" style:font-name-asian="字魂59号-创粗黑1" style:font-size-asian="75pt" style:language-asian="zh" style:country-asian="CN" style:font-style-asian="normal" style:font-weight-asian="normal" style:font-size-complex="75pt" style:font-style-complex="normal" style:font-weight-complex="normal"/>
    </style:style>
    <style:style style:name="T2" style:family="text">
      <style:text-properties fo:font-variant="normal" fo:text-transform="none" fo:color="#171919" loext:opacity="100%" style:text-line-through-style="none" style:text-line-through-type="none" style:text-position="0% 100%" style:font-name="微軟正黑體1" fo:font-size="20pt" fo:letter-spacing="0.079cm" fo:font-style="normal" style:text-underline-style="none" fo:font-weight="normal" fo:background-color="transparent" style:font-name-asian="微軟正黑體1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Source Serif Pro Black" fo:font-size="66pt" fo:letter-spacing="0.106cm" fo:font-style="normal" style:text-underline-style="none" fo:font-weight="normal" fo:background-color="transparent" style:font-name-asian="字魂58号-创中黑1" style:font-size-asian="66pt" style:language-asian="zh" style:country-asian="CN" style:font-style-asian="normal" style:font-weight-asian="normal" style:font-name-complex="Segoe UI Light" style:font-size-complex="66pt" style:font-style-complex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letter-spacing="0.035cm" fo:font-weight="bold" style:font-size-asian="24pt" style:font-weight-asian="bold" style:font-size-complex="24pt" style:font-weight-complex="bold"/>
    </style:style>
    <style:style style:name="T11" style:family="text">
      <style:text-properties style:font-name="Aldrich" fo:font-size="50pt" style:font-size-asian="50pt" style:font-size-complex="50pt"/>
    </style:style>
    <style:style style:name="T12" style:family="text">
      <style:text-properties style:font-name="Lato" style:font-size-asian="54pt" style:font-size-complex="54pt"/>
    </style:style>
    <style:style style:name="T13" style:family="text">
      <style:text-properties style:font-name="Zilla Slab Highlight" fo:font-size="50pt" style:font-size-asian="50pt" style:font-size-complex="50pt"/>
    </style:style>
    <style:style style:name="T14" style:family="text">
      <style:text-properties fo:font-weight="bold" fo:background-color="#ecaf3a" style:font-weight-asian="bold" style:font-weight-complex="bold"/>
    </style:style>
    <style:style style:name="T15" style:family="text">
      <style:text-properties fo:color="#ea75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空白" presentation:presentation-page-layout-name="AL1T0">
        <office:forms form:automatic-focus="false" form:apply-design-mode="false"/>
        <draw:custom-shape draw:name="直角三角形 1" draw:style-name="gr1" draw:text-style-name="P1" draw:layer="layout" svg:width="38.5cm" svg:height="21.5cm" svg:x="-0.5cm" svg:y="-1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矩形 11" draw:style-name="gr2" draw:text-style-name="P2" xml:id="id1" draw:id="id1" draw:layer="layout" svg:width="21.983cm" svg:height="8.5cm" svg:x="5.817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3" draw:text-style-name="P4" xml:id="id2" draw:id="id2" draw:layer="layout" svg:width="18.769cm" svg:height="3.426cm" svg:x="10.3cm" svg:y="9.174cm">
          <text:p text:style-name="P3"><text:span text:style-name="T1">SKATE BR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0" draw:style-name="gr4" draw:text-style-name="P6" xml:id="id3" draw:id="id3" draw:layer="layout" svg:width="6.822cm" svg:height="1.038cm" svg:x="14.178cm" svg:y="12.662cm">
          <text:p text:style-name="P5"><text:span text:style-name="T2">張榕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466cm" svg:height="4.592cm" svg:x="6.034cm" svg:y="5.808cm">
          <draw:image xlink:href="Pictures/1000020100000190000000D9F32C8D60A87E51EF.png" xlink:type="simple" xlink:show="embed" xlink:actuate="onLoad" draw:mime-type="image/png">
            <text:p text:style-name="P7"><text:s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name="幻灯片图像占位符 1" draw:style-name="gr6" draw:layer="layout" svg:width="15.239cm" svg:height="8.572cm" svg:x="1.905cm" svg:y="3.175cm" draw:page-number="1" presentation:class="page"/>
          <draw:frame draw:name="备注占位符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3"><text:page-number>&lt;編號&gt;</text:page-number></text:span></text:p>
            </draw:text-box>
          </draw:frame>
        </presentation:notes>
      </draw:page>
      <draw:page draw:name="page2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5cm" svg:y="3cm">
          <text:p/>
          <draw:enhanced-geometry svg:viewBox="0 0 21600 21600" draw:type="rectangle" draw:enhanced-path="M 0 0 L 21600 0 21600 21600 0 21600 0 0 Z N"/>
        </draw:custom-shape>
        <draw:custom-shape draw:name="矩形 1" draw:style-name="gr8" draw:text-style-name="P13" xml:id="id4" draw:id="id4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9" draw:text-style-name="P13" draw:layer="layout" svg:width="1.889cm" svg:height="7.061cm" svg:x="31.978cm" svg:y="11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3" draw:text-style-name="P15" xml:id="id5" draw:id="id5" draw:layer="layout" svg:width="14.993cm" svg:height="3.042cm" svg:x="1.207cm" svg:y="1.4cm">
          <text:p text:style-name="P14"><text:span text:style-name="T4">IN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27cm" svg:height="1.937cm" svg:x="4cm" svg:y="8.7cm">
          <draw:text-box>
            <text:p>提供客製化板身製作及眾多品牌的滑板供消費者選擇,並分享台灣目前大型的滑板公園</text:p>
          </draw:text-box>
        </draw:frame>
        <draw:frame draw:style-name="gr11" draw:text-style-name="P17" draw:layer="layout" svg:width="16.399cm" svg:height="1.377cm" svg:x="2.6cm" svg:y="6.6cm">
          <draw:text-box>
            <text:p><text:span text:style-name="T5">網站目的</text:span></text:p>
          </draw:text-box>
        </draw:frame>
        <draw:frame draw:style-name="gr11" draw:text-style-name="P17" draw:layer="layout" svg:width="16.399cm" svg:height="1.377cm" svg:x="2.7cm" svg:y="10.437cm">
          <draw:text-box>
            <text:p><text:span text:style-name="T5">目標客群</text:span></text:p>
          </draw:text-box>
        </draw:frame>
        <draw:frame draw:style-name="gr10" draw:text-style-name="P16" draw:layer="layout" svg:width="27cm" svg:height="1.937cm" svg:x="4.1cm" svg:y="12.414cm">
          <draw:text-box>
            <text:p>17-40歲左右喜愛滑板文化的消費者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5" smil:attributeName="visibility" smil:to="visible"/>
                  <anim:animate smil:dur="0.5s" smil:targetElement="id5" smil:attributeName="y" smil:values="y-height*1.125000;y" smil:keyTimes="0;1"/>
                  <anim:transitionFilter smil:dur="0.5s" smil:targetElement="id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name="幻灯片图像占位符 1" draw:style-name="gr6" draw:layer="layout" svg:width="15.239cm" svg:height="8.572cm" svg:x="1.905cm" svg:y="3.175cm" draw:page-number="2" presentation:class="page"/>
          <draw:frame draw:name="备注占位符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3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5cm" svg:y="3cm">
          <text:p/>
          <draw:enhanced-geometry svg:viewBox="0 0 21600 21600" draw:type="rectangle" draw:enhanced-path="M 0 0 L 21600 0 21600 21600 0 21600 0 0 Z N"/>
        </draw:custom-shape>
        <draw:custom-shape draw:name="矩形 1_1" draw:style-name="gr8" draw:text-style-name="P13" xml:id="id6" draw:id="id6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_0" draw:style-name="gr12" draw:text-style-name="P13" draw:layer="layout" svg:width="1.889cm" svg:height="7.061cm" svg:x="31.977cm" svg:y="11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0" draw:style-name="gr3" draw:text-style-name="P15" xml:id="id7" draw:id="id7" draw:layer="layout" svg:width="14.993cm" svg:height="3.042cm" svg:x="1.207cm" svg:y="1.4cm">
          <text:p text:style-name="P14"><text:span text:style-name="T4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25cm" svg:height="6.5cm" svg:x="2.9cm" svg:y="9cm">
          <draw:text-box>
            <text:p><text:span text:style-name="T7">LOGO</text:span><text:span text:style-name="T7">以最主要的滑板當作主軸，將店名與</text:span><text:span text:style-name="T7">LOGO</text:span><text:span text:style-name="T7">結合使其有一致性，</text:span><text:span text:style-name="T7">SKATE BRO.</text:span><text:span text:style-name="T7">使用的字型偏手繪塗鴉，並在滑板底下加入紅色的陰影，增加活潑生動的感覺</text:span></text:p>
          </draw:text-box>
        </draw:frame>
        <draw:frame draw:style-name="gr5" draw:text-style-name="P8" draw:layer="layout" svg:width="8.466cm" svg:height="4.592cm" svg:x="23.7cm" svg:y="3.508cm">
          <draw:image xlink:href="Pictures/1000020100000190000000D9F32C8D60A87E51EF.png" xlink:type="simple" xlink:show="embed" xlink:actuate="onLoad" draw:mime-type="image/png">
            <text:p text:style-name="P7"><text:s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7" smil:attributeName="visibility" smil:to="visible"/>
                  <anim:animate smil:dur="0.5s" smil:targetElement="id7" smil:attributeName="y" smil:values="y-height*1.125000;y" smil:keyTimes="0;1"/>
                  <anim:transitionFilter smil:dur="0.5s" smil:targetElement="id7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1" draw:style-name="gr6" draw:layer="layout" svg:width="15.239cm" svg:height="8.572cm" svg:x="1.905cm" svg:y="3.175cm" draw:page-number="3" presentation:class="page"/>
          <draw:frame draw:name="备注占位符 2_0" presentation:style-name="pr4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0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4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524cm" svg:y="3.053cm">
          <text:p/>
          <draw:enhanced-geometry svg:viewBox="0 0 21600 21600" draw:type="rectangle" draw:enhanced-path="M 0 0 L 21600 0 21600 21600 0 21600 0 0 Z N"/>
        </draw:custom-shape>
        <draw:custom-shape draw:name="矩形 1_0" draw:style-name="gr8" draw:text-style-name="P13" xml:id="id8" draw:id="id8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_1" draw:style-name="gr12" draw:text-style-name="P13" draw:layer="layout" svg:width="1.889cm" svg:height="7.061cm" svg:x="31.977cm" svg:y="11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1" draw:style-name="gr3" draw:text-style-name="P15" xml:id="id9" draw:id="id9" draw:layer="layout" svg:width="14.993cm" svg:height="3.042cm" svg:x="1.207cm" svg:y="1.4cm">
          <text:p text:style-name="P14"><text:span text:style-name="T4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7.5cm" svg:height="1.937cm" svg:x="2.1cm" svg:y="5.8cm">
          <draw:text-box>
            <text:p><text:span text:style-name="T5">主題</text:span><text:span text:style-name="T5">:</text:span><text:span text:style-name="T5">美式復古風</text:span></text:p>
          </draw:text-box>
        </draw:frame>
        <draw:custom-shape draw:style-name="gr14" draw:text-style-name="P21" draw:layer="layout" svg:width="3.5cm" svg:height="3.5cm" svg:x="11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.5cm" svg:height="3.5cm" svg:x="21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3.5cm" svg:height="3.5cm" svg:x="26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4" draw:layer="layout" svg:width="2.5cm" svg:height="1.5cm" svg:x="12.3cm" svg:y="5.3cm">
          <draw:text-box>
            <text:p><text:span text:style-name="T8">主色</text:span></text:p>
          </draw:text-box>
        </draw:frame>
        <draw:frame draw:style-name="gr17" draw:text-style-name="P24" draw:layer="layout" svg:width="2.5cm" svg:height="1.5cm" svg:x="22.1cm" svg:y="5.3cm">
          <draw:text-box>
            <text:p><text:span text:style-name="T8">輔色</text:span></text:p>
          </draw:text-box>
        </draw:frame>
        <draw:frame draw:style-name="gr17" draw:text-style-name="P24" draw:layer="layout" svg:width="2.5cm" svg:height="1.5cm" svg:x="27.1cm" svg:y="5.3cm">
          <draw:text-box>
            <text:p><text:span text:style-name="T8">強調色</text:span></text:p>
          </draw:text-box>
        </draw:frame>
        <draw:frame draw:style-name="gr18" draw:text-style-name="P25" draw:layer="layout" svg:width="3.5cm" svg:height="1cm" svg:x="11.6cm" svg:y="10.5cm">
          <draw:text-box>
            <text:p><text:span text:style-name="T9">#ECAF3A</text:span></text:p>
          </draw:text-box>
        </draw:frame>
        <draw:frame draw:style-name="gr18" draw:text-style-name="P24" draw:layer="layout" svg:width="3cm" svg:height="1cm" svg:x="21.7cm" svg:y="10.5cm">
          <draw:text-box>
            <text:p><text:span text:style-name="T8">#</text:span><text:span text:style-name="T9">119999</text:span></text:p>
          </draw:text-box>
        </draw:frame>
        <draw:frame draw:style-name="gr18" draw:text-style-name="P25" draw:layer="layout" svg:width="3.5cm" svg:height="1cm" svg:x="26.8cm" svg:y="10.5cm">
          <draw:text-box>
            <text:p><text:span text:style-name="T9">#CD5730</text:span></text:p>
          </draw:text-box>
        </draw:frame>
        <draw:frame draw:style-name="gr18" draw:text-style-name="P25" draw:layer="layout" svg:width="3.5cm" svg:height="1cm" svg:x="16.5cm" svg:y="10.5cm">
          <draw:text-box>
            <text:p><text:span text:style-name="T9">#F9DED5</text:span></text:p>
          </draw:text-box>
        </draw:frame>
        <draw:custom-shape draw:style-name="gr19" draw:text-style-name="P26" draw:layer="layout" svg:width="3.5cm" svg:height="3.5cm" svg:x="16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4" draw:layer="layout" svg:width="2.5cm" svg:height="1.5cm" svg:x="17.2cm" svg:y="5.3cm">
          <draw:text-box>
            <text:p><text:span text:style-name="T8">輔色</text:span></text:p>
          </draw:text-box>
        </draw:frame>
        <draw:frame draw:style-name="gr20" draw:text-style-name="P17" draw:layer="layout" svg:width="6.5cm" svg:height="2.503cm" svg:x="2.1cm" svg:y="11.8cm">
          <draw:text-box>
            <text:p><text:span text:style-name="T10">字體規範</text:span><text:span text:style-name="T10">: </text:span></text:p>
            <text:p><text:span text:style-name="T5"><text:tab/></text:span><text:span text:style-name="T5"><text:tab/></text:span><text:span text:style-name="T5"><text:tab/></text:span></text:p>
          </draw:text-box>
        </draw:frame>
        <draw:frame draw:style-name="gr21" draw:text-style-name="P28" draw:layer="layout" svg:width="7.5cm" svg:height="1.894cm" svg:x="3cm" svg:y="14.606cm">
          <draw:text-box>
            <text:p text:style-name="P27"><text:span text:style-name="T11">Aldrich</text:span></text:p>
          </draw:text-box>
        </draw:frame>
        <draw:frame draw:style-name="gr22" draw:text-style-name="P30" draw:layer="layout" svg:width="4.5cm" svg:height="2.537cm" svg:x="11cm" svg:y="14cm">
          <draw:text-box>
            <text:p text:style-name="P29"><text:span text:style-name="T12">Lato</text:span></text:p>
          </draw:text-box>
        </draw:frame>
        <draw:frame draw:style-name="gr23" draw:text-style-name="P32" draw:layer="layout" svg:width="17cm" svg:height="2.837cm" svg:x="16.666cm" svg:y="14cm">
          <draw:text-box>
            <text:p text:style-name="P31"><text:span text:style-name="T13">Zilla Slab Highligh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9" smil:attributeName="visibility" smil:to="visible"/>
                  <anim:animate smil:dur="0.5s" smil:targetElement="id9" smil:attributeName="y" smil:values="y-height*1.125000;y" smil:keyTimes="0;1"/>
                  <anim:transitionFilter smil:dur="0.5s" smil:targetElement="id9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0" draw:style-name="gr6" draw:layer="layout" svg:width="15.239cm" svg:height="8.572cm" svg:x="1.905cm" svg:y="3.175cm" draw:page-number="4" presentation:class="page"/>
          <draw:frame draw:name="备注占位符 2_1" presentation:style-name="pr5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1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5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4cm" svg:y="3cm">
          <text:p/>
          <draw:enhanced-geometry svg:viewBox="0 0 21600 21600" draw:type="rectangle" draw:enhanced-path="M 0 0 L 21600 0 21600 21600 0 21600 0 0 Z N"/>
        </draw:custom-shape>
        <draw:custom-shape draw:name="矩形 1_3" draw:style-name="gr8" draw:text-style-name="P13" xml:id="id11" draw:id="id11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_3" draw:style-name="gr12" draw:text-style-name="P13" draw:layer="layout" svg:width="1.889cm" svg:height="7.061cm" svg:x="31.977cm" svg:y="11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_3" draw:style-name="gr24" draw:text-style-name="P33" xml:id="id10" draw:id="id10" draw:layer="layout" svg:width="3.718cm" svg:height="14.953cm" svg:x="0.673cm" svg:y="2.041cm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3" draw:style-name="gr3" draw:text-style-name="P15" xml:id="id12" draw:id="id12" draw:layer="layout" svg:width="14.993cm" svg:height="3.042cm" svg:x="1.207cm" svg:y="1.4cm">
          <text:p text:style-name="P14"><text:span text:style-name="T4">SITE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4" draw:layer="layout" svg:width="33.866cm" svg:height="10.484cm" svg:x="0.017cm" svg:y="5.141cm">
          <draw:image xlink:href="Pictures/1000020100000CBE000003F24FEE0829328D5CC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12" smil:attributeName="visibility" smil:to="visible"/>
                  <anim:animate smil:dur="0.5s" smil:targetElement="id12" smil:attributeName="y" smil:values="y-height*1.125000;y" smil:keyTimes="0;1"/>
                  <anim:transitionFilter smil:dur="0.5s" smil:targetElement="id12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3" draw:style-name="gr6" draw:layer="layout" svg:width="15.239cm" svg:height="8.572cm" svg:x="1.905cm" svg:y="3.175cm" draw:page-number="5" presentation:class="page"/>
          <draw:frame draw:name="备注占位符 2_3" presentation:style-name="pr6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3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6" draw:style-name="dp5" draw:master-page-name="空白">
        <office:forms form:automatic-focus="false" form:apply-design-mode="false"/>
        <draw:custom-shape draw:name="矩形 1_4" draw:style-name="gr26" draw:text-style-name="P13" xml:id="id13" draw:id="id13" draw:layer="layout" svg:width="17.56cm" svg:height="3.444cm" svg:x="16.307cm" svg:y="15.6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4" draw:style-name="gr3" draw:text-style-name="P15" xml:id="id14" draw:id="id14" draw:layer="layout" svg:width="16.793cm" svg:height="3.044cm" svg:x="16.907cm" svg:y="15.856cm">
          <text:p text:style-name="P14"><text:span text:style-name="T4">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7" draw:layer="layout" svg:width="5.9cm" svg:height="16.5cm" svg:x="1.6cm" svg:y="2cm">
          <draw:image xlink:href="Pictures/10000201000004B0000010FBE1DBE3582FBF15E5.png" xlink:type="simple" xlink:show="embed" xlink:actuate="onLoad" draw:mime-type="image/png">
            <text:p/>
          </draw:image>
        </draw:frame>
        <draw:frame draw:style-name="gr27" draw:text-style-name="P7" draw:layer="layout" svg:width="5.8cm" svg:height="12.141cm" svg:x="18.1cm" svg:y="2.5cm">
          <draw:image xlink:href="Pictures/10000201000004B0000009D04CFB5F2459ADBD5C.png" xlink:type="simple" xlink:show="embed" xlink:actuate="onLoad" draw:mime-type="image/png">
            <text:p/>
          </draw:image>
        </draw:frame>
        <draw:frame draw:style-name="gr27" draw:text-style-name="P7" draw:layer="layout" svg:width="6cm" svg:height="16.5cm" svg:x="9.3cm" svg:y="2cm">
          <draw:image xlink:href="Pictures/10000201000004B000000DF87D7112B86B0910B6.png" xlink:type="simple" xlink:show="embed" xlink:actuate="onLoad" draw:mime-type="image/png">
            <text:p/>
          </draw:image>
        </draw:frame>
        <draw:frame draw:style-name="gr28" draw:text-style-name="P36" draw:layer="layout" svg:width="2.5cm" svg:height="1.094cm" svg:x="3.2cm" svg:y="0.5cm">
          <draw:text-box>
            <text:p text:style-name="P35"><text:span text:style-name="T14"><text:s/></text:span><text:span text:style-name="T14">首頁 </text:span></text:p>
          </draw:text-box>
        </draw:frame>
        <draw:frame draw:style-name="gr29" draw:text-style-name="P36" draw:layer="layout" svg:width="3.6cm" svg:height="1.9cm" svg:x="10.9cm" svg:y="0.5cm">
          <draw:text-box>
            <text:p text:style-name="P35"><text:span text:style-name="T14"><text:s/></text:span><text:span text:style-name="T14">商品頁 </text:span></text:p>
          </draw:text-box>
        </draw:frame>
        <draw:frame draw:style-name="gr30" draw:text-style-name="P36" draw:layer="layout" svg:width="3.6cm" svg:height="1.094cm" svg:x="19.1cm" svg:y="0.8cm">
          <draw:text-box>
            <text:p text:style-name="P35"><text:span text:style-name="T14"><text:s/></text:span><text:span text:style-name="T14">商品清單 </text:span></text:p>
          </draw:text-box>
        </draw:frame>
        <draw:frame draw:style-name="gr30" draw:text-style-name="P36" draw:layer="layout" svg:width="3.6cm" svg:height="1.094cm" svg:x="27.2cm" svg:y="0.7cm">
          <draw:text-box>
            <text:p text:style-name="P35"><text:span text:style-name="T14"><text:s/></text:span><text:span text:style-name="T14">客製化 </text:span></text:p>
          </draw:text-box>
        </draw:frame>
        <draw:frame draw:style-name="gr27" draw:text-style-name="P7" draw:layer="layout" svg:width="6cm" svg:height="12.206cm" svg:x="26cm" svg:y="2.394cm">
          <draw:image xlink:href="Pictures/10000201000004B00000098944CE2A5FF08B50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14" smil:attributeName="visibility" smil:to="visible"/>
                  <anim:animate smil:dur="0.5s" smil:targetElement="id14" smil:attributeName="y" smil:values="y-height*1.125000;y" smil:keyTimes="0;1"/>
                  <anim:transitionFilter smil:dur="0.5s" smil:targetElement="id14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4" draw:style-name="gr6" draw:layer="layout" svg:width="15.239cm" svg:height="8.572cm" svg:x="1.905cm" svg:y="3.175cm" draw:page-number="6" presentation:class="page"/>
          <draw:frame draw:name="备注占位符 2_4" presentation:style-name="pr7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4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7" draw:style-name="dp5" draw:master-page-name="空白">
        <office:forms form:automatic-focus="false" form:apply-design-mode="false"/>
        <draw:custom-shape draw:name="矩形 1_6" draw:style-name="gr31" draw:text-style-name="P13" xml:id="id15" draw:id="id15" draw:layer="layout" svg:width="18.5cm" svg:height="3.1cm" svg:x="15.367cm" svg:y="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6" draw:style-name="gr3" draw:text-style-name="P15" xml:id="id16" draw:id="id16" draw:layer="layout" svg:width="16.793cm" svg:height="3.044cm" svg:x="16.607cm" svg:y="15.956cm">
          <text:p text:style-name="P14"><text:span text:style-name="T4">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7" draw:layer="layout" svg:width="6cm" svg:height="16.5cm" svg:x="1.6cm" svg:y="2cm">
          <draw:image xlink:href="Pictures/10000201000004B0000010532D7DB0624DAA9062.png" xlink:type="simple" xlink:show="embed" xlink:actuate="onLoad" draw:mime-type="image/png">
            <text:p/>
          </draw:image>
        </draw:frame>
        <draw:frame draw:style-name="gr30" draw:text-style-name="P36" draw:layer="layout" svg:width="3.6cm" svg:height="1.094cm" svg:x="3cm" svg:y="0.6cm">
          <draw:text-box>
            <text:p text:style-name="P35"><text:span text:style-name="T14"><text:s/></text:span><text:span text:style-name="T14">滑板地圖 </text:span></text:p>
          </draw:text-box>
        </draw:frame>
        <draw:frame draw:style-name="gr27" draw:text-style-name="P7" draw:layer="layout" svg:width="5.847cm" svg:height="12.7cm" svg:x="9.1cm" svg:y="2cm">
          <draw:image xlink:href="Pictures/10000201000004B000000D40CBFC2B157BCF6820.png" xlink:type="simple" xlink:show="embed" xlink:actuate="onLoad" draw:mime-type="image/png">
            <text:p/>
          </draw:image>
        </draw:frame>
        <draw:frame draw:style-name="gr30" draw:text-style-name="P36" draw:layer="layout" svg:width="3.6cm" svg:height="1.094cm" svg:x="10.5cm" svg:y="0.6cm">
          <draw:text-box>
            <text:p text:style-name="P35"><text:span text:style-name="T14"><text:s/></text:span><text:span text:style-name="T14">關於我 </text:span></text:p>
          </draw:text-box>
        </draw:frame>
        <draw:frame draw:style-name="gr27" draw:text-style-name="P7" draw:layer="layout" svg:width="5.304cm" svg:height="6.931cm" svg:x="16.196cm" svg:y="2.1cm">
          <draw:image xlink:href="Pictures/10000201000004B0000005F855B16820EB2B7F9B.png" xlink:type="simple" xlink:show="embed" xlink:actuate="onLoad" draw:mime-type="image/png">
            <text:p/>
          </draw:image>
        </draw:frame>
        <draw:frame draw:style-name="gr27" draw:text-style-name="P7" draw:layer="layout" svg:width="5.303cm" svg:height="6.348cm" svg:x="22.424cm" svg:y="2.152cm">
          <draw:image xlink:href="Pictures/10000201000004B0000005062C83D68D8F8995FA.png" xlink:type="simple" xlink:show="embed" xlink:actuate="onLoad" draw:mime-type="image/png">
            <text:p/>
          </draw:image>
        </draw:frame>
        <draw:frame draw:style-name="gr27" draw:text-style-name="P7" draw:layer="layout" svg:width="5.377cm" svg:height="5.774cm" svg:x="28.223cm" svg:y="2.126cm">
          <draw:image xlink:href="Pictures/10000201000004B00000049905843A076F1FF56F.png" xlink:type="simple" xlink:show="embed" xlink:actuate="onLoad" draw:mime-type="image/png">
            <text:p/>
          </draw:image>
        </draw:frame>
        <draw:frame draw:style-name="gr30" draw:text-style-name="P36" draw:layer="layout" svg:width="3.6cm" svg:height="1.094cm" svg:x="17.3cm" svg:y="0.606cm">
          <draw:text-box>
            <text:p text:style-name="P35"><text:span text:style-name="T14"><text:s/></text:span><text:span text:style-name="T14">訂單頁面 </text:span></text:p>
          </draw:text-box>
        </draw:frame>
        <draw:frame draw:style-name="gr30" draw:text-style-name="P36" draw:layer="layout" svg:width="3.6cm" svg:height="1.094cm" svg:x="25.6cm" svg:y="0.606cm">
          <draw:text-box>
            <text:p text:style-name="P35"><text:span text:style-name="T14"><text:s/></text:span><text:span text:style-name="T14">會員專區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16" smil:attributeName="visibility" smil:to="visible"/>
                  <anim:animate smil:dur="0.5s" smil:targetElement="id16" smil:attributeName="y" smil:values="y-height*1.125000;y" smil:keyTimes="0;1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name="幻灯片图像占位符 1_6" draw:style-name="gr6" draw:layer="layout" svg:width="15.239cm" svg:height="8.572cm" svg:x="1.905cm" svg:y="3.175cm" draw:page-number="7" presentation:class="page"/>
          <draw:frame draw:name="备注占位符 2_6" presentation:style-name="pr8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6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8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5cm" svg:y="3cm">
          <text:p/>
          <draw:enhanced-geometry svg:viewBox="0 0 21600 21600" draw:type="rectangle" draw:enhanced-path="M 0 0 L 21600 0 21600 21600 0 21600 0 0 Z N"/>
        </draw:custom-shape>
        <draw:custom-shape draw:name="矩形 1_5" draw:style-name="gr8" draw:text-style-name="P13" xml:id="id17" draw:id="id17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_5" draw:style-name="gr12" draw:text-style-name="P13" draw:layer="layout" svg:width="1.889cm" svg:height="7.061cm" svg:x="31.977cm" svg:y="10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5" draw:style-name="gr3" draw:text-style-name="P15" xml:id="id18" draw:id="id18" draw:layer="layout" svg:width="16.793cm" svg:height="3.044cm" svg:x="1.207cm" svg:y="1.4cm">
          <text:p text:style-name="P14"><text:span text:style-name="T4">MOC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animate smil:dur="0.5s" smil:targetElement="id18" smil:attributeName="y" smil:values="y-height*1.125000;y" smil:keyTimes="0;1"/>
                  <anim:transitionFilter smil:dur="0.5s" smil:targetElement="id18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5" draw:style-name="gr6" draw:layer="layout" svg:width="15.239cm" svg:height="8.572cm" svg:x="1.905cm" svg:y="3.175cm" draw:page-number="8" presentation:class="page"/>
          <draw:frame draw:name="备注占位符 2_5" presentation:style-name="pr9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5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9" draw:style-name="dp3" draw:master-page-name="空白">
        <office:forms form:automatic-focus="false" form:apply-design-mode="false"/>
        <draw:custom-shape draw:style-name="gr7" draw:text-style-name="P12" draw:layer="layout" svg:width="31cm" svg:height="14.5cm" svg:x="1.5cm" svg:y="3cm">
          <text:p/>
          <draw:enhanced-geometry svg:viewBox="0 0 21600 21600" draw:type="rectangle" draw:enhanced-path="M 0 0 L 21600 0 21600 21600 0 21600 0 0 Z N"/>
        </draw:custom-shape>
        <draw:custom-shape draw:name="矩形 1_2" draw:style-name="gr8" draw:text-style-name="P13" xml:id="id19" draw:id="id19" draw:layer="layout" svg:width="18.5cm" svg:height="3.979cm" svg:x="0cm" svg:y="1.0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_2" draw:style-name="gr12" draw:text-style-name="P13" draw:layer="layout" svg:width="1.889cm" svg:height="7.061cm" svg:x="31.977cm" svg:y="9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_2" draw:style-name="gr3" draw:text-style-name="P15" xml:id="id20" draw:id="id20" draw:layer="layout" svg:width="16.793cm" svg:height="3.044cm" svg:x="1.207cm" svg:y="1.4cm">
          <text:p text:style-name="P14"><text:span text:style-name="T4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8" draw:layer="layout" svg:width="22.719cm" svg:height="10cm" svg:x="3.281cm" svg:y="6.5cm">
          <draw:text-box>
            <text:list text:style-name="L1">
              <text:list-item>
                <text:p text:style-name="P37"><text:span text:style-name="T7">JIMI SKATESHOP: </text:span><text:span text:style-name="T15"><text:a xlink:href="https://www.jimiskateshop.com/" xlink:type="simple">https://www.jimiskateshop.com/</text:a></text:span></text:p>
                <text:p text:style-name="P37"><text:span text:style-name="T7"/></text:p>
              </text:list-item>
              <text:list-item>
                <text:p text:style-name="P37"><text:span text:style-name="T7">VANS: </text:span><text:span text:style-name="T15"><text:a xlink:href="https://www.vans.com/en-us" xlink:type="simple">https://www.vans.com/en-us</text:a></text:span></text:p>
                <text:p text:style-name="P37"><text:span text:style-name="T7"/></text:p>
              </text:list-item>
              <text:list-item>
                <text:p text:style-name="P37"><text:span text:style-name="T7">SKATEDELUXE: </text:span><text:span text:style-name="T15"><text:a xlink:href="https://www.skatedeluxe.com/en" xlink:type="simple">https://www.skatedeluxe.com/en</text:a></text:span></text:p>
                <text:p text:style-name="P3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20" smil:attributeName="visibility" smil:to="visible"/>
                  <anim:animate smil:dur="0.5s" smil:targetElement="id20" smil:attributeName="y" smil:values="y-height*1.125000;y" smil:keyTimes="0;1"/>
                  <anim:transitionFilter smil:dur="0.5s" smil:targetElement="id20" smil:type="barWipe" smil:subtype="topToBottom" smil:direction="reverse"/>
                </anim:par>
              </anim:par>
            </anim:par>
          </anim:seq>
        </anim:par>
        <presentation:notes draw:style-name="dp4">
          <draw:page-thumbnail draw:name="幻灯片图像占位符 1_2" draw:style-name="gr6" draw:layer="layout" svg:width="15.239cm" svg:height="8.572cm" svg:x="1.905cm" svg:y="3.175cm" draw:page-number="9" presentation:class="page"/>
          <draw:frame draw:name="备注占位符 2_2" presentation:style-name="pr10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_2" presentation:style-name="pr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編號&gt;</text:page-number></text:span></text:p>
            </draw:text-box>
          </draw:frame>
        </presentation:notes>
      </draw:page>
      <draw:page draw:name="page10" draw:style-name="dp7" draw:master-page-name="預設" xml:id="id21" draw:id="id21">
        <office:forms form:automatic-focus="false" form:apply-design-mode="false"/>
        <draw:custom-shape draw:name="直角三角形 1" draw:style-name="gr33" draw:text-style-name="P13" draw:layer="layout" svg:width="41.139cm" svg:height="20.486cm" svg:x="0cm" svg:y="0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图文框 17" draw:style-name="gr34" draw:text-style-name="P39" draw:layer="layout" svg:width="14.433cm" svg:height="10.311cm" svg:x="9.655cm" svg:y="5.64cm">
          <text:p/>
          <draw:enhanced-geometry draw:mirror-horizontal="false" draw:mirror-vertical="false" svg:viewBox="0 0 0 0" draw:text-areas="?f2 ?f2 ?f3 ?f4" draw:type="ooxml-frame" draw:modifiers="3697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图文框 10" draw:style-name="gr35" draw:text-style-name="P39" draw:layer="layout" svg:width="14.433cm" svg:height="9.765cm" svg:x="9.655cm" svg:y="2.983cm">
          <text:p/>
          <draw:enhanced-geometry draw:mirror-horizontal="false" draw:mirror-vertical="false" svg:viewBox="0 0 0 0" draw:text-areas="?f2 ?f2 ?f3 ?f4" draw:type="ooxml-frame" draw:modifiers="3697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矩形 11" draw:style-name="gr36" draw:text-style-name="P2" xml:id="id22" draw:id="id22" draw:layer="layout" svg:width="21.483cm" svg:height="9.059cm" svg:x="6.191cm" svg:y="4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37" draw:text-style-name="P41" xml:id="id23" draw:id="id23" draw:layer="layout" svg:width="18.769cm" svg:height="3.426cm" svg:x="7.548cm" svg:y="7.333cm">
          <text:p text:style-name="P40"><text:span text:style-name="T1">SKATE BR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0_0" draw:style-name="gr4" draw:text-style-name="P6" draw:layer="layout" svg:width="6.822cm" svg:height="1.038cm" svg:x="13.778cm" svg:y="12.662cm">
          <text:p text:style-name="P5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0.7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</anim:seq>
        </anim:par>
        <presentation:notes draw:style-name="dp4">
          <draw:page-thumbnail draw:name="幻灯片图像占位符 1" draw:style-name="gr6" draw:layer="layout" svg:width="16.932cm" svg:height="9.524cm" svg:x="1.058cm" svg:y="1.93cm" draw:page-number="10" presentation:class="page"/>
          <draw:frame draw:name="备注占位符 2" presentation:style-name="pr11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12" draw:text-style-name="P20" draw:layer="layout" svg:width="8.254cm" svg:height="1.273cm" svg:x="10.791cm" svg:y="24.126cm" presentation:class="page-number" presentation:user-transformed="true">
            <draw:text-box>
              <text:p text:style-name="P10"><text:span text:style-name="T3"><text:page-number>&lt;編號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等线2" svg:font-family="等线"/>
    <style:font-face style:name="字魂58号-创中黑1" svg:font-family="字魂58号-创中黑" style:font-family-generic="modern"/>
    <style:font-face style:name="字魂59号-创粗黑1" svg:font-family="字魂59号-创粗黑" style:font-family-generic="modern"/>
    <style:font-face style:name="Aldrich" svg:font-family="Aldrich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Zilla Slab Highlight" svg:font-family="'Zilla Slab Highlight'" style:font-pitch="variable"/>
    <style:font-face style:name="字魂58号-创中黑" svg:font-family="字魂58号-创中黑" style:font-pitch="variable"/>
    <style:font-face style:name="字魂59号-创粗黑" svg:font-family="字魂59号-创粗黑" style:font-pitch="variable"/>
    <style:font-face style:name="等线1" svg:font-family="等线" style:font-pitch="variable"/>
    <style:font-face style:name="字魂58号-创中黑2" svg:font-family="字魂58号-创中黑" style:font-family-generic="modern" style:font-pitch="variable"/>
    <style:font-face style:name="字魂59号-创粗黑2" svg:font-family="字魂59号-创粗黑" style:font-family-generic="modern" style:font-pitch="variable"/>
    <style:font-face style:name="微軟正黑體2" svg:font-family="微軟正黑體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family-generic="roman" style:font-pitch="variable"/>
    <style:font-face style:name="等线" svg:font-family="等线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 Light" svg:font-family="'Open Sans Light'" style:font-family-generic="swiss" style:font-pitch="variable"/>
    <style:font-face style:name="Segoe UI Light" svg:font-family="'Segoe UI Light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空白-background" style:family="presentation">
      <style:graphic-properties draw:stroke="none" draw:fill="solid" draw:fill-color="#ffffff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false" style:shrink-to-fit="true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28pt" fo:letter-spacing="normal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空白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空白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空白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預設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預設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預設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等线2" fo:font-size="12pt" fo:letter-spacing="normal" fo:font-style="normal" style:text-underline-style="none" fo:font-weight="normal" fo:background-color="transparent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空白" style:page-layout-name="PM1" draw:style-name="Mdp1">
      <office:forms form:automatic-focus="false" form:apply-design-mode="false"/>
      <draw:frame draw:name="日期占位符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10-02">10/2/22</text:date></text:span></text:p>
        </draw:text-box>
      </draw:frame>
      <draw:frame draw:name="页脚占位符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編號&gt;</text:page-number></text:span></text:p>
        </draw:text-box>
      </draw:frame>
      <draw:frame presentation:style-name="空白-title" draw:layer="backgroundobjects" svg:width="30.479cm" svg:height="3.18cm" svg:x="1.693cm" svg:y="0.76cm" presentation:class="title" presentation:placeholder="true">
        <draw:text-box/>
      </draw:frame>
      <draw:frame presentation:style-name="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空白-title" draw:layer="backgroundobjects" svg:width="19.798cm" svg:height="11.136cm" svg:x="0.6cm" svg:y="2.257cm" presentation:class="page"/>
        <draw:frame presentation:style-name="空白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" style:page-layout-name="PM1" draw:style-name="Mdp1">
      <draw:frame draw:name="Date Placeholder 1" presentation:style-name="Mpr4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2-10-02">10/2/22</text:date></text:span></text:p>
        </draw:text-box>
      </draw:frame>
      <draw:frame draw:name="Footer Placeholder 2" presentation:style-name="Mpr4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編號&gt;</text:page-number></text:span></text:p>
        </draw:text-box>
      </draw:frame>
      <draw:frame presentation:style-name="預設-title" draw:layer="backgroundobjects" svg:width="30.479cm" svg:height="3.18cm" svg:x="1.693cm" svg:y="0.76cm" presentation:class="title" presentation:placeholder="true">
        <draw:text-box/>
      </draw:frame>
      <draw:frame presentation:style-name="預設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6.932cm" svg:height="9.524cm" svg:x="1.058cm" svg:y="1.93cm" presentation:class="page"/>
        <draw:frame presentation:style-name="預設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演示文稿</dc:title>
    <meta:initial-creator>优品PPT</meta:initial-creator>
    <dc:description>http://www.ypppt.com/</dc:description>
    <meta:editing-cycles>144</meta:editing-cycles>
    <meta:creation-date>2019-07-04T08:14:45</meta:creation-date>
    <dc:date>2022-10-02T16:00:23.502000000</dc:date>
    <meta:editing-duration>P1DT10H35M57S</meta:editing-duration>
    <meta:generator>LibreOffice/7.1.6.2$Windows_X86_64 LibreOffice_project/0e133318fcee89abacd6a7d077e292f1145735c3</meta:generator>
    <meta:document-statistic meta:object-count="144"/>
    <meta:user-defined meta:name="AppVersion">15.0000</meta:user-defined>
    <meta:user-defined meta:name="Notes" meta:value-type="float">26</meta:user-defined>
    <meta:user-defined meta:name="PresentationFormat">宽屏</meta:user-defined>
    <meta:user-defined meta:name="Slides" meta:value-type="float">26</meta:user-defined>
  </office:meta>
</office:document-meta>
</file>